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0.841cm"/>
    </style:style>
    <style:style style:name="co4" style:family="table-column">
      <style:table-column-properties fo:break-before="auto" style:column-width="0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araFlow" table:style-name="ta1">
        <office:forms form:automatic-focus="false" form:apply-design-mode="false"/>
        <table:shapes>
          <draw:frame draw:z-index="0" draw:style-name="gr1" draw:text-style-name="P1" svg:width="17.909cm" svg:height="12.92cm" svg:x="31.895cm" svg:y="3.161cm">
            <draw:object draw:notify-on-update-of-ranges="paraFlow.F8:paraFlow.F35 paraFlow.I5:paraFlow.I5 paraFlow.I8:paraFlow.I35 paraFlow.F8:paraFlow.F35 paraFlow.L5:paraFlow.L5 paraFlow.L8:paraFlow.L35 paraFlow.O5:paraFlow.O5 paraFlow.O8:paraFlow.O35 paraFlow.F8:paraFlow.F35 paraFlow.F8:paraFlow.F35 paraFlow.G5:paraFlow.G5 paraFlow.G8:paraFlow.G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882cm" svg:height="12.92cm" svg:x="31.895cm" svg:y="16.256cm">
            <draw:object draw:notify-on-update-of-ranges="paraFlow.F8:paraFlow.F35 paraFlow.J5:paraFlow.J5 paraFlow.J8:paraFlow.J35 paraFlow.F8:paraFlow.F35 paraFlow.M5:paraFlow.M5 paraFlow.M8:paraFlow.M35 paraFlow.P5:paraFlow.P5 paraFlow.P8:paraFlow.P35 paraFlow.F8:paraFlow.F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8"/>
          <table:table-cell office:value-type="string" calcext:value-type="string">
            <text:p>n discrete</text:p>
          </table:table-cell>
          <table:table-cell table:style-name="Default"/>
          <table:table-cell/>
          <table:table-cell office:value-type="string" calcext:value-type="string">
            <text:p>n discrete</text:p>
          </table:table-cell>
          <table:table-cell table:style-name="Default" table:number-columns-repeated="2"/>
          <table:table-cell office:value-type="string" calcext:value-type="string">
            <text:p>n discrete</text:p>
          </table:table-cell>
          <table:table-cell table:style-name="Default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style-name="Default"/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kSize</text:p>
          </table:table-cell>
          <table:table-cell/>
          <table:table-cell office:value-type="string" calcext:value-type="string">
            <text:p>NTU</text:p>
          </table:table-cell>
          <table:table-cell office:value-type="string" calcext:value-type="string">
            <text:p>effHx_theoretical</text:p>
          </table:table-cell>
          <table:table-cell/>
          <table:table-cell office:value-type="string" calcext:value-type="string">
            <text:p>effHx, discrete 5</text:p>
          </table:table-cell>
          <table:table-cell table:style-name="Default" office:value-type="string" calcext:value-type="string">
            <text:p>relErr, effHX, discrete 5</text:p>
          </table:table-cell>
          <table:table-cell/>
          <table:table-cell office:value-type="string" calcext:value-type="string">
            <text:p>effHx, discrete 10</text:p>
          </table:table-cell>
          <table:table-cell table:style-name="Default" office:value-type="string" calcext:value-type="string">
            <text:p>relErr, effHX, discrete 10</text:p>
          </table:table-cell>
          <table:table-cell table:style-name="Default"/>
          <table:table-cell office:value-type="string" calcext:value-type="string">
            <text:p>effHx, discrete 20</text:p>
          </table:table-cell>
          <table:table-cell table:style-name="Default" office:value-type="string" calcext:value-type="string">
            <text:p>relErr, effHX, discrete 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[nond]</text:p>
          </table:table-cell>
          <table:table-cell/>
          <table:table-cell table:number-columns-repeated="2" office:value-type="string" calcext:value-type="string">
            <text:p>[nond]</text:p>
          </table:table-cell>
          <table:table-cell/>
          <table:table-cell office:value-type="string" calcext:value-type="string">
            <text:p>[nond]</text:p>
          </table:table-cell>
          <table:table-cell table:style-name="Default" office:value-type="string" calcext:value-type="string">
            <text:p>[nond]</text:p>
          </table:table-cell>
          <table:table-cell/>
          <table:table-cell office:value-type="string" calcext:value-type="string">
            <text:p>[nond]</text:p>
          </table:table-cell>
          <table:table-cell table:style-name="Default" office:value-type="string" calcext:value-type="string">
            <text:p>[nond]</text:p>
          </table:table-cell>
          <table:table-cell table:style-name="Default"/>
          <table:table-cell office:value-type="string" calcext:value-type="string">
            <text:p>[nond]</text:p>
          </table:table-cell>
          <table:table-cell table:style-name="Default" office:value-type="string" calcext:value-type="string">
            <text:p>[nond]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3"/>
          <table:table-cell table:formula="of:=ROW()-ROW([.$D$7])" office:value-type="float" office:value="1" calcext:value-type="float">
            <text:p>1</text:p>
          </table:table-cell>
          <table:table-cell/>
          <table:table-cell office:value-type="float" office:value="0.0593744" calcext:value-type="float">
            <text:p>0.0593744</text:p>
          </table:table-cell>
          <table:table-cell office:value-type="float" office:value="0.0568042" calcext:value-type="float">
            <text:p>0.0568042</text:p>
          </table:table-cell>
          <table:table-cell/>
          <table:table-cell office:value-type="float" office:value="0.0563223" calcext:value-type="float">
            <text:p>0.0563223</text:p>
          </table:table-cell>
          <table:table-cell table:formula="of:=[.I8]/[.$G8]-1" office:value-type="float" office:value="-0.0084835276264783" calcext:value-type="float">
            <text:p>-0.00848</text:p>
          </table:table-cell>
          <table:table-cell/>
          <table:table-cell office:value-type="float" office:value="0.0565606" calcext:value-type="float">
            <text:p>0.0565606</text:p>
          </table:table-cell>
          <table:table-cell table:formula="of:=[.L8]/[.$G8]-1" office:value-type="float" office:value="-0.00428841529323532" calcext:value-type="float">
            <text:p>-0.00429</text:p>
          </table:table-cell>
          <table:table-cell/>
          <table:table-cell office:value-type="float" office:value="0.0566808" calcext:value-type="float">
            <text:p>0.0566808</text:p>
          </table:table-cell>
          <table:table-cell table:formula="of:=[.O8]/[.$G8]-1" office:value-type="float" office:value="-0.00217237457793606" calcext:value-type="float">
            <text:p>-0.00217</text:p>
          </table:table-cell>
        </table:table-row>
        <table:table-row table:style-name="ro1">
          <table:table-cell table:number-columns-repeated="3"/>
          <table:table-cell table:formula="of:=[.D8]+1" office:value-type="float" office:value="2" calcext:value-type="float">
            <text:p>2</text:p>
          </table:table-cell>
          <table:table-cell/>
          <table:table-cell office:value-type="float" office:value="0.118749" calcext:value-type="float">
            <text:p>0.118749</text:p>
          </table:table-cell>
          <table:table-cell office:value-type="float" office:value="0.108763" calcext:value-type="float">
            <text:p>0.108763</text:p>
          </table:table-cell>
          <table:table-cell/>
          <table:table-cell office:value-type="float" office:value="0.107014" calcext:value-type="float">
            <text:p>0.107014</text:p>
          </table:table-cell>
          <table:table-cell table:formula="of:=[.I9]/[.$G9]-1" office:value-type="float" office:value="-0.01608083631382" calcext:value-type="float">
            <text:p>-0.01608</text:p>
          </table:table-cell>
          <table:table-cell/>
          <table:table-cell office:value-type="float" office:value="0.107873" calcext:value-type="float">
            <text:p>0.107873</text:p>
          </table:table-cell>
          <table:table-cell table:formula="of:=[.L9]/[.$G9]-1" office:value-type="float" office:value="-0.0081829298566608" calcext:value-type="float">
            <text:p>-0.00818</text:p>
          </table:table-cell>
          <table:table-cell/>
          <table:table-cell office:value-type="float" office:value="0.108309" calcext:value-type="float">
            <text:p>0.108309</text:p>
          </table:table-cell>
          <table:table-cell table:formula="of:=[.O9]/[.$G9]-1" office:value-type="float" office:value="-0.00417421365721793" calcext:value-type="float">
            <text:p>-0.00417</text:p>
          </table:table-cell>
        </table:table-row>
        <table:table-row table:style-name="ro1">
          <table:table-cell table:number-columns-repeated="3"/>
          <table:table-cell table:formula="of:=[.D9]+1" office:value-type="float" office:value="3" calcext:value-type="float">
            <text:p>3</text:p>
          </table:table-cell>
          <table:table-cell/>
          <table:table-cell office:value-type="float" office:value="0.178123" calcext:value-type="float">
            <text:p>0.178123</text:p>
          </table:table-cell>
          <table:table-cell office:value-type="float" office:value="0.156288" calcext:value-type="float">
            <text:p>0.156288</text:p>
          </table:table-cell>
          <table:table-cell/>
          <table:table-cell office:value-type="float" office:value="0.152718" calcext:value-type="float">
            <text:p>0.152718</text:p>
          </table:table-cell>
          <table:table-cell table:formula="of:=[.I10]/[.$G10]-1" office:value-type="float" office:value="-0.0228424447174448" calcext:value-type="float">
            <text:p>-0.02284</text:p>
          </table:table-cell>
          <table:table-cell/>
          <table:table-cell office:value-type="float" office:value="0.15446" calcext:value-type="float">
            <text:p>0.15446</text:p>
          </table:table-cell>
          <table:table-cell table:formula="of:=[.L10]/[.$G10]-1" office:value-type="float" office:value="-0.0116963554463556" calcext:value-type="float">
            <text:p>-0.01170</text:p>
          </table:table-cell>
          <table:table-cell/>
          <table:table-cell office:value-type="float" office:value="0.155351" calcext:value-type="float">
            <text:p>0.155351</text:p>
          </table:table-cell>
          <table:table-cell table:formula="of:=[.O10]/[.$G10]-1" office:value-type="float" office:value="-0.00599534193284201" calcext:value-type="float">
            <text:p>-0.00600</text:p>
          </table:table-cell>
        </table:table-row>
        <table:table-row table:style-name="ro1">
          <table:table-cell table:number-columns-repeated="3"/>
          <table:table-cell table:formula="of:=[.D10]+1" office:value-type="float" office:value="4" calcext:value-type="float">
            <text:p>4</text:p>
          </table:table-cell>
          <table:table-cell/>
          <table:table-cell office:value-type="float" office:value="0.237498" calcext:value-type="float">
            <text:p>0.237498</text:p>
          </table:table-cell>
          <table:table-cell office:value-type="float" office:value="0.19976" calcext:value-type="float">
            <text:p>0.19976</text:p>
          </table:table-cell>
          <table:table-cell/>
          <table:table-cell office:value-type="float" office:value="0.193995" calcext:value-type="float">
            <text:p>0.193995</text:p>
          </table:table-cell>
          <table:table-cell table:formula="of:=[.I11]/[.$G11]-1" office:value-type="float" office:value="-0.0288596315578694" calcext:value-type="float">
            <text:p>-0.02886</text:p>
          </table:table-cell>
          <table:table-cell/>
          <table:table-cell office:value-type="float" office:value="0.19679" calcext:value-type="float">
            <text:p>0.19679</text:p>
          </table:table-cell>
          <table:table-cell table:formula="of:=[.L11]/[.$G11]-1" office:value-type="float" office:value="-0.0148678414096917" calcext:value-type="float">
            <text:p>-0.01487</text:p>
          </table:table-cell>
          <table:table-cell/>
          <table:table-cell office:value-type="float" office:value="0.19823" calcext:value-type="float">
            <text:p>0.19823</text:p>
          </table:table-cell>
          <table:table-cell table:formula="of:=[.O11]/[.$G11]-1" office:value-type="float" office:value="-0.00765919102923507" calcext:value-type="float">
            <text:p>-0.00766</text:p>
          </table:table-cell>
        </table:table-row>
        <table:table-row table:style-name="ro1">
          <table:table-cell table:number-columns-repeated="3"/>
          <table:table-cell table:formula="of:=[.D11]+1" office:value-type="float" office:value="5" calcext:value-type="float">
            <text:p>5</text:p>
          </table:table-cell>
          <table:table-cell/>
          <table:table-cell office:value-type="float" office:value="0.296872" calcext:value-type="float">
            <text:p>0.296872</text:p>
          </table:table-cell>
          <table:table-cell office:value-type="float" office:value="0.239523" calcext:value-type="float">
            <text:p>0.239523</text:p>
          </table:table-cell>
          <table:table-cell/>
          <table:table-cell office:value-type="float" office:value="0.231335" calcext:value-type="float">
            <text:p>0.231335</text:p>
          </table:table-cell>
          <table:table-cell table:formula="of:=[.I12]/[.$G12]-1" office:value-type="float" office:value="-0.0341846085762119" calcext:value-type="float">
            <text:p>-0.03418</text:p>
          </table:table-cell>
          <table:table-cell/>
          <table:table-cell office:value-type="float" office:value="0.235283" calcext:value-type="float">
            <text:p>0.235283</text:p>
          </table:table-cell>
          <table:table-cell table:formula="of:=[.L12]/[.$G12]-1" office:value-type="float" office:value="-0.0177018490917366" calcext:value-type="float">
            <text:p>-0.01770</text:p>
          </table:table-cell>
          <table:table-cell/>
          <table:table-cell office:value-type="float" office:value="0.237329" calcext:value-type="float">
            <text:p>0.237329</text:p>
          </table:table-cell>
          <table:table-cell table:formula="of:=[.O12]/[.$G12]-1" office:value-type="float" office:value="-0.009159871912092" calcext:value-type="float">
            <text:p>-0.00916</text:p>
          </table:table-cell>
        </table:table-row>
        <table:table-row table:style-name="ro1">
          <table:table-cell table:number-columns-repeated="3"/>
          <table:table-cell table:formula="of:=[.D12]+1" office:value-type="float" office:value="6" calcext:value-type="float">
            <text:p>6</text:p>
          </table:table-cell>
          <table:table-cell/>
          <table:table-cell office:value-type="float" office:value="0.356247" calcext:value-type="float">
            <text:p>0.356247</text:p>
          </table:table-cell>
          <table:table-cell office:value-type="float" office:value="0.275894" calcext:value-type="float">
            <text:p>0.275894</text:p>
          </table:table-cell>
          <table:table-cell/>
          <table:table-cell office:value-type="float" office:value="0.265169" calcext:value-type="float">
            <text:p>0.265169</text:p>
          </table:table-cell>
          <table:table-cell table:formula="of:=[.I13]/[.$G13]-1" office:value-type="float" office:value="-0.0388736253778624" calcext:value-type="float">
            <text:p>-0.03887</text:p>
          </table:table-cell>
          <table:table-cell/>
          <table:table-cell office:value-type="float" office:value="0.270314" calcext:value-type="float">
            <text:p>0.270314</text:p>
          </table:table-cell>
          <table:table-cell table:formula="of:=[.L13]/[.$G13]-1" office:value-type="float" office:value="-0.0202251589378528" calcext:value-type="float">
            <text:p>-0.02023</text:p>
          </table:table-cell>
          <table:table-cell/>
          <table:table-cell office:value-type="float" office:value="0.272993" calcext:value-type="float">
            <text:p>0.272993</text:p>
          </table:table-cell>
          <table:table-cell table:formula="of:=[.O13]/[.$G13]-1" office:value-type="float" office:value="-0.0105149078994106" calcext:value-type="float">
            <text:p>-0.01051</text:p>
          </table:table-cell>
        </table:table-row>
        <table:table-row table:style-name="ro1">
          <table:table-cell table:number-columns-repeated="3"/>
          <table:table-cell table:formula="of:=[.D13]+1" office:value-type="float" office:value="7" calcext:value-type="float">
            <text:p>7</text:p>
          </table:table-cell>
          <table:table-cell/>
          <table:table-cell office:value-type="float" office:value="0.415621" calcext:value-type="float">
            <text:p>0.415621</text:p>
          </table:table-cell>
          <table:table-cell office:value-type="float" office:value="0.309162" calcext:value-type="float">
            <text:p>0.309162</text:p>
          </table:table-cell>
          <table:table-cell/>
          <table:table-cell office:value-type="float" office:value="0.295873" calcext:value-type="float">
            <text:p>0.295873</text:p>
          </table:table-cell>
          <table:table-cell table:formula="of:=[.I14]/[.$G14]-1" office:value-type="float" office:value="-0.0429839372238503" calcext:value-type="float">
            <text:p>-0.04298</text:p>
          </table:table-cell>
          <table:table-cell/>
          <table:table-cell office:value-type="float" office:value="0.302217" calcext:value-type="float">
            <text:p>0.302217</text:p>
          </table:table-cell>
          <table:table-cell table:formula="of:=[.L14]/[.$G14]-1" office:value-type="float" office:value="-0.022463950938343" calcext:value-type="float">
            <text:p>-0.02246</text:p>
          </table:table-cell>
          <table:table-cell/>
          <table:table-cell office:value-type="float" office:value="0.305536" calcext:value-type="float">
            <text:p>0.305536</text:p>
          </table:table-cell>
          <table:table-cell table:formula="of:=[.O14]/[.$G14]-1" office:value-type="float" office:value="-0.0117284789204366" calcext:value-type="float">
            <text:p>-0.01173</text:p>
          </table:table-cell>
        </table:table-row>
        <table:table-row table:style-name="ro1">
          <table:table-cell table:number-columns-repeated="3"/>
          <table:table-cell table:formula="of:=[.D14]+1" office:value-type="float" office:value="8" calcext:value-type="float">
            <text:p>8</text:p>
          </table:table-cell>
          <table:table-cell/>
          <table:table-cell office:value-type="float" office:value="0.474996" calcext:value-type="float">
            <text:p>0.474996</text:p>
          </table:table-cell>
          <table:table-cell office:value-type="float" office:value="0.339592" calcext:value-type="float">
            <text:p>0.339592</text:p>
          </table:table-cell>
          <table:table-cell/>
          <table:table-cell office:value-type="float" office:value="0.32378" calcext:value-type="float">
            <text:p>0.32378</text:p>
          </table:table-cell>
          <table:table-cell table:formula="of:=[.I15]/[.$G15]-1" office:value-type="float" office:value="-0.0465617564606939" calcext:value-type="float">
            <text:p>-0.04656</text:p>
          </table:table-cell>
          <table:table-cell/>
          <table:table-cell office:value-type="float" office:value="0.331296" calcext:value-type="float">
            <text:p>0.331296</text:p>
          </table:table-cell>
          <table:table-cell table:formula="of:=[.L15]/[.$G15]-1" office:value-type="float" office:value="-0.0244293151782139" calcext:value-type="float">
            <text:p>-0.02443</text:p>
          </table:table-cell>
          <table:table-cell/>
          <table:table-cell office:value-type="float" office:value="0.335243" calcext:value-type="float">
            <text:p>0.335243</text:p>
          </table:table-cell>
          <table:table-cell table:formula="of:=[.O15]/[.$G15]-1" office:value-type="float" office:value="-0.0128065443237767" calcext:value-type="float">
            <text:p>-0.01281</text:p>
          </table:table-cell>
        </table:table-row>
        <table:table-row table:style-name="ro1">
          <table:table-cell table:number-columns-repeated="3"/>
          <table:table-cell table:formula="of:=[.D15]+1" office:value-type="float" office:value="9" calcext:value-type="float">
            <text:p>9</text:p>
          </table:table-cell>
          <table:table-cell/>
          <table:table-cell office:value-type="float" office:value="0.53437" calcext:value-type="float">
            <text:p>0.53437</text:p>
          </table:table-cell>
          <table:table-cell office:value-type="float" office:value="0.367426" calcext:value-type="float">
            <text:p>0.367426</text:p>
          </table:table-cell>
          <table:table-cell/>
          <table:table-cell office:value-type="float" office:value="0.349181" calcext:value-type="float">
            <text:p>0.349181</text:p>
          </table:table-cell>
          <table:table-cell table:formula="of:=[.I16]/[.$G16]-1" office:value-type="float" office:value="-0.0496562573143979" calcext:value-type="float">
            <text:p>-0.04966</text:p>
          </table:table-cell>
          <table:table-cell/>
          <table:table-cell office:value-type="float" office:value="0.357819" calcext:value-type="float">
            <text:p>0.357819</text:p>
          </table:table-cell>
          <table:table-cell table:formula="of:=[.L16]/[.$G16]-1" office:value-type="float" office:value="-0.0261467615247696" calcext:value-type="float">
            <text:p>-0.02615</text:p>
          </table:table-cell>
          <table:table-cell/>
          <table:table-cell office:value-type="float" office:value="0.362371" calcext:value-type="float">
            <text:p>0.362371</text:p>
          </table:table-cell>
          <table:table-cell table:formula="of:=[.O16]/[.$G16]-1" office:value-type="float" office:value="-0.0137578723334766" calcext:value-type="float">
            <text:p>-0.01376</text:p>
          </table:table-cell>
        </table:table-row>
        <table:table-row table:style-name="ro1">
          <table:table-cell table:number-columns-repeated="3"/>
          <table:table-cell table:formula="of:=[.D16]+1" office:value-type="float" office:value="10" calcext:value-type="float">
            <text:p>10</text:p>
          </table:table-cell>
          <table:table-cell/>
          <table:table-cell office:value-type="float" office:value="0.593744" calcext:value-type="float">
            <text:p>0.593744</text:p>
          </table:table-cell>
          <table:table-cell office:value-type="float" office:value="0.392885" calcext:value-type="float">
            <text:p>0.392885</text:p>
          </table:table-cell>
          <table:table-cell/>
          <table:table-cell office:value-type="float" office:value="0.372335" calcext:value-type="float">
            <text:p>0.372335</text:p>
          </table:table-cell>
          <table:table-cell table:formula="of:=[.I17]/[.$G17]-1" office:value-type="float" office:value="-0.0523053819820048" calcext:value-type="float">
            <text:p>-0.05231</text:p>
          </table:table-cell>
          <table:table-cell/>
          <table:table-cell office:value-type="float" office:value="0.38203" calcext:value-type="float">
            <text:p>0.38203</text:p>
          </table:table-cell>
          <table:table-cell table:formula="of:=[.L17]/[.$G17]-1" office:value-type="float" office:value="-0.0276289499471856" calcext:value-type="float">
            <text:p>-0.02763</text:p>
          </table:table-cell>
          <table:table-cell/>
          <table:table-cell office:value-type="float" office:value="0.387153" calcext:value-type="float">
            <text:p>0.387153</text:p>
          </table:table-cell>
          <table:table-cell table:formula="of:=[.O17]/[.$G17]-1" office:value-type="float" office:value="-0.0145895109255888" calcext:value-type="float">
            <text:p>-0.01459</text:p>
          </table:table-cell>
        </table:table-row>
        <table:table-row table:style-name="ro1">
          <table:table-cell table:number-columns-repeated="3"/>
          <table:table-cell table:formula="of:=[.D17]+2" office:value-type="float" office:value="12" calcext:value-type="float">
            <text:p>12</text:p>
          </table:table-cell>
          <table:table-cell/>
          <table:table-cell office:value-type="float" office:value="0.712493" calcext:value-type="float">
            <text:p>0.712493</text:p>
          </table:table-cell>
          <table:table-cell office:value-type="float" office:value="0.437474" calcext:value-type="float">
            <text:p>0.437474</text:p>
          </table:table-cell>
          <table:table-cell/>
          <table:table-cell office:value-type="float" office:value="0.41279" calcext:value-type="float">
            <text:p>0.41279</text:p>
          </table:table-cell>
          <table:table-cell table:formula="of:=[.I18]/[.$G18]-1" office:value-type="float" office:value="-0.056423924621806" calcext:value-type="float">
            <text:p>-0.05642</text:p>
          </table:table-cell>
          <table:table-cell/>
          <table:table-cell office:value-type="float" office:value="0.424364" calcext:value-type="float">
            <text:p>0.424364</text:p>
          </table:table-cell>
          <table:table-cell table:formula="of:=[.L18]/[.$G18]-1" office:value-type="float" office:value="-0.0299674952111438" calcext:value-type="float">
            <text:p>-0.02997</text:p>
          </table:table-cell>
          <table:table-cell/>
          <table:table-cell office:value-type="float" office:value="0.430505" calcext:value-type="float">
            <text:p>0.430505</text:p>
          </table:table-cell>
          <table:table-cell table:formula="of:=[.O18]/[.$G18]-1" office:value-type="float" office:value="-0.015930089559608" calcext:value-type="float">
            <text:p>-0.01593</text:p>
          </table:table-cell>
        </table:table-row>
        <table:table-row table:style-name="ro1">
          <table:table-cell table:number-columns-repeated="3"/>
          <table:table-cell table:formula="of:=[.D18]+2" office:value-type="float" office:value="14" calcext:value-type="float">
            <text:p>14</text:p>
          </table:table-cell>
          <table:table-cell/>
          <table:table-cell office:value-type="float" office:value="0.831242" calcext:value-type="float">
            <text:p>0.831242</text:p>
          </table:table-cell>
          <table:table-cell office:value-type="float" office:value="0.474779" calcext:value-type="float">
            <text:p>0.474779</text:p>
          </table:table-cell>
          <table:table-cell/>
          <table:table-cell office:value-type="float" office:value="0.446677" calcext:value-type="float">
            <text:p>0.446677</text:p>
          </table:table-cell>
          <table:table-cell table:formula="of:=[.I19]/[.$G19]-1" office:value-type="float" office:value="-0.0591896440238512" calcext:value-type="float">
            <text:p>-0.05919</text:p>
          </table:table-cell>
          <table:table-cell/>
          <table:table-cell office:value-type="float" office:value="0.459791" calcext:value-type="float">
            <text:p>0.459791</text:p>
          </table:table-cell>
          <table:table-cell table:formula="of:=[.L19]/[.$G19]-1" office:value-type="float" office:value="-0.0315683718108847" calcext:value-type="float">
            <text:p>-0.03157</text:p>
          </table:table-cell>
          <table:table-cell/>
          <table:table-cell office:value-type="float" office:value="0.466764" calcext:value-type="float">
            <text:p>0.466764</text:p>
          </table:table-cell>
          <table:table-cell table:formula="of:=[.O19]/[.$G19]-1" office:value-type="float" office:value="-0.0168815385684707" calcext:value-type="float">
            <text:p>-0.01688</text:p>
          </table:table-cell>
        </table:table-row>
        <table:table-row table:style-name="ro1">
          <table:table-cell table:number-columns-repeated="3"/>
          <table:table-cell table:formula="of:=[.D19]+2" office:value-type="float" office:value="16" calcext:value-type="float">
            <text:p>16</text:p>
          </table:table-cell>
          <table:table-cell/>
          <table:table-cell office:value-type="float" office:value="0.949991" calcext:value-type="float">
            <text:p>0.949991</text:p>
          </table:table-cell>
          <table:table-cell office:value-type="float" office:value="0.505991" calcext:value-type="float">
            <text:p>0.505991</text:p>
          </table:table-cell>
          <table:table-cell/>
          <table:table-cell office:value-type="float" office:value="0.475205" calcext:value-type="float">
            <text:p>0.475205</text:p>
          </table:table-cell>
          <table:table-cell table:formula="of:=[.I20]/[.$G20]-1" office:value-type="float" office:value="-0.0608429794205826" calcext:value-type="float">
            <text:p>-0.06084</text:p>
          </table:table-cell>
          <table:table-cell/>
          <table:table-cell office:value-type="float" office:value="0.489522" calcext:value-type="float">
            <text:p>0.489522</text:p>
          </table:table-cell>
          <table:table-cell table:formula="of:=[.L20]/[.$G20]-1" office:value-type="float" office:value="-0.0325480097472088" calcext:value-type="float">
            <text:p>-0.03255</text:p>
          </table:table-cell>
          <table:table-cell/>
          <table:table-cell office:value-type="float" office:value="0.497135" calcext:value-type="float">
            <text:p>0.497135</text:p>
          </table:table-cell>
          <table:table-cell table:formula="of:=[.O20]/[.$G20]-1" office:value-type="float" office:value="-0.0175022875900954" calcext:value-type="float">
            <text:p>-0.01750</text:p>
          </table:table-cell>
        </table:table-row>
        <table:table-row table:style-name="ro1">
          <table:table-cell table:number-columns-repeated="3"/>
          <table:table-cell table:formula="of:=[.D20]+2" office:value-type="float" office:value="18" calcext:value-type="float">
            <text:p>18</text:p>
          </table:table-cell>
          <table:table-cell/>
          <table:table-cell office:value-type="float" office:value="1.06874" calcext:value-type="float">
            <text:p>1.06874</text:p>
          </table:table-cell>
          <table:table-cell office:value-type="float" office:value="0.532105" calcext:value-type="float">
            <text:p>0.532105</text:p>
          </table:table-cell>
          <table:table-cell/>
          <table:table-cell office:value-type="float" office:value="0.499338" calcext:value-type="float">
            <text:p>0.499338</text:p>
          </table:table-cell>
          <table:table-cell table:formula="of:=[.I21]/[.$G21]-1" office:value-type="float" office:value="-0.0615799513253964" calcext:value-type="float">
            <text:p>-0.06158</text:p>
          </table:table-cell>
          <table:table-cell/>
          <table:table-cell office:value-type="float" office:value="0.51454" calcext:value-type="float">
            <text:p>0.51454</text:p>
          </table:table-cell>
          <table:table-cell table:formula="of:=[.L21]/[.$G21]-1" office:value-type="float" office:value="-0.0330104020822959" calcext:value-type="float">
            <text:p>-0.03301</text:p>
          </table:table-cell>
          <table:table-cell/>
          <table:table-cell office:value-type="float" office:value="0.522611" calcext:value-type="float">
            <text:p>0.522611</text:p>
          </table:table-cell>
          <table:table-cell table:formula="of:=[.O21]/[.$G21]-1" office:value-type="float" office:value="-0.0178423431465594" calcext:value-type="float">
            <text:p>-0.01784</text:p>
          </table:table-cell>
        </table:table-row>
        <table:table-row table:style-name="ro1">
          <table:table-cell table:number-columns-repeated="3"/>
          <table:table-cell table:formula="of:=[.D21]+2" office:value-type="float" office:value="20" calcext:value-type="float">
            <text:p>20</text:p>
          </table:table-cell>
          <table:table-cell/>
          <table:table-cell office:value-type="float" office:value="1.18749" calcext:value-type="float">
            <text:p>1.18749</text:p>
          </table:table-cell>
          <table:table-cell office:value-type="float" office:value="0.553954" calcext:value-type="float">
            <text:p>0.553954</text:p>
          </table:table-cell>
          <table:table-cell/>
          <table:table-cell office:value-type="float" office:value="0.519845" calcext:value-type="float">
            <text:p>0.519845</text:p>
          </table:table-cell>
          <table:table-cell table:formula="of:=[.I22]/[.$G22]-1" office:value-type="float" office:value="-0.0615737046758394" calcext:value-type="float">
            <text:p>-0.06157</text:p>
          </table:table-cell>
          <table:table-cell/>
          <table:table-cell office:value-type="float" office:value="0.535648" calcext:value-type="float">
            <text:p>0.535648</text:p>
          </table:table-cell>
          <table:table-cell table:formula="of:=[.L22]/[.$G22]-1" office:value-type="float" office:value="-0.033046065196749" calcext:value-type="float">
            <text:p>-0.03305</text:p>
          </table:table-cell>
          <table:table-cell/>
          <table:table-cell office:value-type="float" office:value="0.544013" calcext:value-type="float">
            <text:p>0.544013</text:p>
          </table:table-cell>
          <table:table-cell table:formula="of:=[.O22]/[.$G22]-1" office:value-type="float" office:value="-0.0179455333836384" calcext:value-type="float">
            <text:p>-0.01795</text:p>
          </table:table-cell>
        </table:table-row>
        <table:table-row table:style-name="ro1">
          <table:table-cell table:number-columns-repeated="3"/>
          <table:table-cell table:formula="of:=[.D22]+5" office:value-type="float" office:value="25" calcext:value-type="float">
            <text:p>25</text:p>
          </table:table-cell>
          <table:table-cell/>
          <table:table-cell office:value-type="float" office:value="1.48436" calcext:value-type="float">
            <text:p>1.48436</text:p>
          </table:table-cell>
          <table:table-cell office:value-type="float" office:value="0.59421" calcext:value-type="float">
            <text:p>0.59421</text:p>
          </table:table-cell>
          <table:table-cell/>
          <table:table-cell office:value-type="float" office:value="0.559034" calcext:value-type="float">
            <text:p>0.559034</text:p>
          </table:table-cell>
          <table:table-cell table:formula="of:=[.I23]/[.$G23]-1" office:value-type="float" office:value="-0.0591979266589253" calcext:value-type="float">
            <text:p>-0.05920</text:p>
          </table:table-cell>
          <table:table-cell/>
          <table:table-cell office:value-type="float" office:value="0.575342" calcext:value-type="float">
            <text:p>0.575342</text:p>
          </table:table-cell>
          <table:table-cell table:formula="of:=[.L23]/[.$G23]-1" office:value-type="float" office:value="-0.031753083926558" calcext:value-type="float">
            <text:p>-0.03175</text:p>
          </table:table-cell>
          <table:table-cell/>
          <table:table-cell office:value-type="float" office:value="0.583854" calcext:value-type="float">
            <text:p>0.583854</text:p>
          </table:table-cell>
          <table:table-cell table:formula="of:=[.O23]/[.$G23]-1" office:value-type="float" office:value="-0.0174281819558743" calcext:value-type="float">
            <text:p>-0.01743</text:p>
          </table:table-cell>
        </table:table-row>
        <table:table-row table:style-name="ro1">
          <table:table-cell table:number-columns-repeated="3"/>
          <table:table-cell table:formula="of:=[.D23]+5" office:value-type="float" office:value="30" calcext:value-type="float">
            <text:p>30</text:p>
          </table:table-cell>
          <table:table-cell/>
          <table:table-cell office:value-type="float" office:value="1.78123" calcext:value-type="float">
            <text:p>1.78123</text:p>
          </table:table-cell>
          <table:table-cell office:value-type="float" office:value="0.619986" calcext:value-type="float">
            <text:p>0.619986</text:p>
          </table:table-cell>
          <table:table-cell/>
          <table:table-cell office:value-type="float" office:value="0.586035" calcext:value-type="float">
            <text:p>0.586035</text:p>
          </table:table-cell>
          <table:table-cell table:formula="of:=[.I24]/[.$G24]-1" office:value-type="float" office:value="-0.0547609139561217" calcext:value-type="float">
            <text:p>-0.05476</text:p>
          </table:table-cell>
          <table:table-cell/>
          <table:table-cell office:value-type="float" office:value="0.601855" calcext:value-type="float">
            <text:p>0.601855</text:p>
          </table:table-cell>
          <table:table-cell table:formula="of:=[.L24]/[.$G24]-1" office:value-type="float" office:value="-0.0292442087401974" calcext:value-type="float">
            <text:p>-0.02924</text:p>
          </table:table-cell>
          <table:table-cell/>
          <table:table-cell office:value-type="float" office:value="0.609934" calcext:value-type="float">
            <text:p>0.609934</text:p>
          </table:table-cell>
          <table:table-cell table:formula="of:=[.O24]/[.$G24]-1" office:value-type="float" office:value="-0.0162132693318883" calcext:value-type="float">
            <text:p>-0.01621</text:p>
          </table:table-cell>
        </table:table-row>
        <table:table-row table:style-name="ro1">
          <table:table-cell table:number-columns-repeated="3"/>
          <table:table-cell table:formula="of:=[.D24]+5" office:value-type="float" office:value="35" calcext:value-type="float">
            <text:p>35</text:p>
          </table:table-cell>
          <table:table-cell/>
          <table:table-cell office:value-type="float" office:value="2.07811" calcext:value-type="float">
            <text:p>2.07811</text:p>
          </table:table-cell>
          <table:table-cell office:value-type="float" office:value="0.63649" calcext:value-type="float">
            <text:p>0.63649</text:p>
          </table:table-cell>
          <table:table-cell/>
          <table:table-cell office:value-type="float" office:value="0.605049" calcext:value-type="float">
            <text:p>0.605049</text:p>
          </table:table-cell>
          <table:table-cell table:formula="of:=[.I25]/[.$G25]-1" office:value-type="float" office:value="-0.0493974767867524" calcext:value-type="float">
            <text:p>-0.04940</text:p>
          </table:table-cell>
          <table:table-cell/>
          <table:table-cell office:value-type="float" office:value="0.619819" calcext:value-type="float">
            <text:p>0.619819</text:p>
          </table:table-cell>
          <table:table-cell table:formula="of:=[.L25]/[.$G25]-1" office:value-type="float" office:value="-0.0261920847146067" calcext:value-type="float">
            <text:p>-0.02619</text:p>
          </table:table-cell>
          <table:table-cell/>
          <table:table-cell office:value-type="float" office:value="0.627149" calcext:value-type="float">
            <text:p>0.627149</text:p>
          </table:table-cell>
          <table:table-cell table:formula="of:=[.O25]/[.$G25]-1" office:value-type="float" office:value="-0.0146758000911248" calcext:value-type="float">
            <text:p>-0.01468</text:p>
          </table:table-cell>
        </table:table-row>
        <table:table-row table:style-name="ro1">
          <table:table-cell table:number-columns-repeated="3"/>
          <table:table-cell table:formula="of:=[.D25]+5" office:value-type="float" office:value="40" calcext:value-type="float">
            <text:p>40</text:p>
          </table:table-cell>
          <table:table-cell/>
          <table:table-cell office:value-type="float" office:value="2.37498" calcext:value-type="float">
            <text:p>2.37498</text:p>
          </table:table-cell>
          <table:table-cell office:value-type="float" office:value="0.647057" calcext:value-type="float">
            <text:p>0.647057</text:p>
          </table:table-cell>
          <table:table-cell/>
          <table:table-cell office:value-type="float" office:value="0.618701" calcext:value-type="float">
            <text:p>0.618701</text:p>
          </table:table-cell>
          <table:table-cell table:formula="of:=[.I26]/[.$G26]-1" office:value-type="float" office:value="-0.0438230325921828" calcext:value-type="float">
            <text:p>-0.04382</text:p>
          </table:table-cell>
          <table:table-cell/>
          <table:table-cell office:value-type="float" office:value="0.632154" calcext:value-type="float">
            <text:p>0.632154</text:p>
          </table:table-cell>
          <table:table-cell table:formula="of:=[.L26]/[.$G26]-1" office:value-type="float" office:value="-0.0230319739991994" calcext:value-type="float">
            <text:p>-0.02303</text:p>
          </table:table-cell>
          <table:table-cell/>
          <table:table-cell office:value-type="float" office:value="0.638605" calcext:value-type="float">
            <text:p>0.638605</text:p>
          </table:table-cell>
          <table:table-cell table:formula="of:=[.O26]/[.$G26]-1" office:value-type="float" office:value="-0.0130622186298889" calcext:value-type="float">
            <text:p>-0.01306</text:p>
          </table:table-cell>
        </table:table-row>
        <table:table-row table:style-name="ro1">
          <table:table-cell table:number-columns-repeated="3"/>
          <table:table-cell table:formula="of:=[.D26]+5" office:value-type="float" office:value="45" calcext:value-type="float">
            <text:p>45</text:p>
          </table:table-cell>
          <table:table-cell/>
          <table:table-cell office:value-type="float" office:value="2.67185" calcext:value-type="float">
            <text:p>2.67185</text:p>
          </table:table-cell>
          <table:table-cell office:value-type="float" office:value="0.653822" calcext:value-type="float">
            <text:p>0.653822</text:p>
          </table:table-cell>
          <table:table-cell/>
          <table:table-cell office:value-type="float" office:value="0.628674" calcext:value-type="float">
            <text:p>0.628674</text:p>
          </table:table-cell>
          <table:table-cell table:formula="of:=[.I27]/[.$G27]-1" office:value-type="float" office:value="-0.0384630679298036" calcext:value-type="float">
            <text:p>-0.03846</text:p>
          </table:table-cell>
          <table:table-cell/>
          <table:table-cell office:value-type="float" office:value="0.64073" calcext:value-type="float">
            <text:p>0.64073</text:p>
          </table:table-cell>
          <table:table-cell table:formula="of:=[.L27]/[.$G27]-1" office:value-type="float" office:value="-0.0200237985262044" calcext:value-type="float">
            <text:p>-0.02002</text:p>
          </table:table-cell>
          <table:table-cell/>
          <table:table-cell office:value-type="float" office:value="0.646288" calcext:value-type="float">
            <text:p>0.646288</text:p>
          </table:table-cell>
          <table:table-cell table:formula="of:=[.O27]/[.$G27]-1" office:value-type="float" office:value="-0.0115230139089845" calcext:value-type="float">
            <text:p>-0.01152</text:p>
          </table:table-cell>
        </table:table-row>
        <table:table-row table:style-name="ro1">
          <table:table-cell table:number-columns-repeated="3"/>
          <table:table-cell table:formula="of:=[.D27]+5" office:value-type="float" office:value="50" calcext:value-type="float">
            <text:p>50</text:p>
          </table:table-cell>
          <table:table-cell/>
          <table:table-cell office:value-type="float" office:value="2.96872" calcext:value-type="float">
            <text:p>2.96872</text:p>
          </table:table-cell>
          <table:table-cell office:value-type="float" office:value="0.658155" calcext:value-type="float">
            <text:p>0.658155</text:p>
          </table:table-cell>
          <table:table-cell/>
          <table:table-cell office:value-type="float" office:value="0.636076" calcext:value-type="float">
            <text:p>0.636076</text:p>
          </table:table-cell>
          <table:table-cell table:formula="of:=[.I28]/[.$G28]-1" office:value-type="float" office:value="-0.0335468088824062" calcext:value-type="float">
            <text:p>-0.03355</text:p>
          </table:table-cell>
          <table:table-cell/>
          <table:table-cell office:value-type="float" office:value="0.646762" calcext:value-type="float">
            <text:p>0.646762</text:p>
          </table:table-cell>
          <table:table-cell table:formula="of:=[.L28]/[.$G28]-1" office:value-type="float" office:value="-0.0173105119614682" calcext:value-type="float">
            <text:p>-0.01731</text:p>
          </table:table-cell>
          <table:table-cell/>
          <table:table-cell office:value-type="float" office:value="0.651478" calcext:value-type="float">
            <text:p>0.651478</text:p>
          </table:table-cell>
          <table:table-cell table:formula="of:=[.O28]/[.$G28]-1" office:value-type="float" office:value="-0.0101450266274662" calcext:value-type="float">
            <text:p>-0.01015</text:p>
          </table:table-cell>
        </table:table-row>
        <table:table-row table:style-name="ro1">
          <table:table-cell table:number-columns-repeated="3"/>
          <table:table-cell table:formula="of:=[.D28]+5" office:value-type="float" office:value="55" calcext:value-type="float">
            <text:p>55</text:p>
          </table:table-cell>
          <table:table-cell/>
          <table:table-cell office:value-type="float" office:value="3.26559" calcext:value-type="float">
            <text:p>3.26559</text:p>
          </table:table-cell>
          <table:table-cell office:value-type="float" office:value="0.660928" calcext:value-type="float">
            <text:p>0.660928</text:p>
          </table:table-cell>
          <table:table-cell/>
          <table:table-cell office:value-type="float" office:value="0.641646" calcext:value-type="float">
            <text:p>0.641646</text:p>
          </table:table-cell>
          <table:table-cell table:formula="of:=[.I29]/[.$G29]-1" office:value-type="float" office:value="-0.0291741309189502" calcext:value-type="float">
            <text:p>-0.02917</text:p>
          </table:table-cell>
          <table:table-cell/>
          <table:table-cell office:value-type="float" office:value="0.651051" calcext:value-type="float">
            <text:p>0.651051</text:p>
          </table:table-cell>
          <table:table-cell table:formula="of:=[.L29]/[.$G29]-1" office:value-type="float" office:value="-0.0149441391498014" calcext:value-type="float">
            <text:p>-0.01494</text:p>
          </table:table-cell>
          <table:table-cell/>
          <table:table-cell office:value-type="float" office:value="0.655011" calcext:value-type="float">
            <text:p>0.655011</text:p>
          </table:table-cell>
          <table:table-cell table:formula="of:=[.O29]/[.$G29]-1" office:value-type="float" office:value="-0.00895256366805453" calcext:value-type="float">
            <text:p>-0.00895</text:p>
          </table:table-cell>
        </table:table-row>
        <table:table-row table:style-name="ro1">
          <table:table-cell table:number-columns-repeated="3"/>
          <table:table-cell table:formula="of:=[.D29]+5" office:value-type="float" office:value="60" calcext:value-type="float">
            <text:p>60</text:p>
          </table:table-cell>
          <table:table-cell/>
          <table:table-cell office:value-type="float" office:value="3.56247" calcext:value-type="float">
            <text:p>3.56247</text:p>
          </table:table-cell>
          <table:table-cell office:value-type="float" office:value="0.662704" calcext:value-type="float">
            <text:p>0.662704</text:p>
          </table:table-cell>
          <table:table-cell/>
          <table:table-cell office:value-type="float" office:value="0.645893" calcext:value-type="float">
            <text:p>0.645893</text:p>
          </table:table-cell>
          <table:table-cell table:formula="of:=[.I30]/[.$G30]-1" office:value-type="float" office:value="-0.0253672831309301" calcext:value-type="float">
            <text:p>-0.02537</text:p>
          </table:table-cell>
          <table:table-cell/>
          <table:table-cell office:value-type="float" office:value="0.654133" calcext:value-type="float">
            <text:p>0.654133</text:p>
          </table:table-cell>
          <table:table-cell table:formula="of:=[.L30]/[.$G30]-1" office:value-type="float" office:value="-0.0129333759868659" calcext:value-type="float">
            <text:p>-0.01293</text:p>
          </table:table-cell>
          <table:table-cell/>
          <table:table-cell office:value-type="float" office:value="0.657431" calcext:value-type="float">
            <text:p>0.657431</text:p>
          </table:table-cell>
          <table:table-cell table:formula="of:=[.O30]/[.$G30]-1" office:value-type="float" office:value="-0.00795679519061299" calcext:value-type="float">
            <text:p>-0.00796</text:p>
          </table:table-cell>
        </table:table-row>
        <table:table-row table:style-name="ro1">
          <table:table-cell table:number-columns-repeated="3"/>
          <table:table-cell table:formula="of:=[.D30]+5" office:value-type="float" office:value="65" calcext:value-type="float">
            <text:p>65</text:p>
          </table:table-cell>
          <table:table-cell/>
          <table:table-cell office:value-type="float" office:value="3.85934" calcext:value-type="float">
            <text:p>3.85934</text:p>
          </table:table-cell>
          <table:table-cell office:value-type="float" office:value="0.663841" calcext:value-type="float">
            <text:p>0.663841</text:p>
          </table:table-cell>
          <table:table-cell/>
          <table:table-cell office:value-type="float" office:value="0.64917" calcext:value-type="float">
            <text:p>0.64917</text:p>
          </table:table-cell>
          <table:table-cell table:formula="of:=[.I31]/[.$G31]-1" office:value-type="float" office:value="-0.0221001715772301" calcext:value-type="float">
            <text:p>-0.02210</text:p>
          </table:table-cell>
          <table:table-cell/>
          <table:table-cell office:value-type="float" office:value="0.656368" calcext:value-type="float">
            <text:p>0.656368</text:p>
          </table:table-cell>
          <table:table-cell table:formula="of:=[.L31]/[.$G31]-1" office:value-type="float" office:value="-0.0112572137002687" calcext:value-type="float">
            <text:p>-0.01126</text:p>
          </table:table-cell>
          <table:table-cell/>
          <table:table-cell office:value-type="float" office:value="0.659101" calcext:value-type="float">
            <text:p>0.659101</text:p>
          </table:table-cell>
          <table:table-cell table:formula="of:=[.O31]/[.$G31]-1" office:value-type="float" office:value="-0.00714026400900214" calcext:value-type="float">
            <text:p>-0.00714</text:p>
          </table:table-cell>
        </table:table-row>
        <table:table-row table:style-name="ro1">
          <table:table-cell table:number-columns-repeated="3"/>
          <table:table-cell table:formula="of:=[.D31]+5" office:value-type="float" office:value="70" calcext:value-type="float">
            <text:p>70</text:p>
          </table:table-cell>
          <table:table-cell/>
          <table:table-cell office:value-type="float" office:value="4.15621" calcext:value-type="float">
            <text:p>4.15621</text:p>
          </table:table-cell>
          <table:table-cell office:value-type="float" office:value="0.66457" calcext:value-type="float">
            <text:p>0.66457</text:p>
          </table:table-cell>
          <table:table-cell/>
          <table:table-cell office:value-type="float" office:value="0.651724" calcext:value-type="float">
            <text:p>0.651724</text:p>
          </table:table-cell>
          <table:table-cell table:formula="of:=[.I32]/[.$G32]-1" office:value-type="float" office:value="-0.0193297921964579" calcext:value-type="float">
            <text:p>-0.01933</text:p>
          </table:table-cell>
          <table:table-cell/>
          <table:table-cell office:value-type="float" office:value="0.658005" calcext:value-type="float">
            <text:p>0.658005</text:p>
          </table:table-cell>
          <table:table-cell table:formula="of:=[.L32]/[.$G32]-1" office:value-type="float" office:value="-0.0098785680966641" calcext:value-type="float">
            <text:p>-0.00988</text:p>
          </table:table-cell>
          <table:table-cell/>
          <table:table-cell office:value-type="float" office:value="0.660261" calcext:value-type="float">
            <text:p>0.660261</text:p>
          </table:table-cell>
          <table:table-cell table:formula="of:=[.O32]/[.$G32]-1" office:value-type="float" office:value="-0.00648389183983633" calcext:value-type="float">
            <text:p>-0.00648</text:p>
          </table:table-cell>
        </table:table-row>
        <table:table-row table:style-name="ro1">
          <table:table-cell table:number-columns-repeated="3"/>
          <table:table-cell table:formula="of:=[.D32]+10" office:value-type="float" office:value="80" calcext:value-type="float">
            <text:p>80</text:p>
          </table:table-cell>
          <table:table-cell/>
          <table:table-cell office:value-type="float" office:value="4.74996" calcext:value-type="float">
            <text:p>4.74996</text:p>
          </table:table-cell>
          <table:table-cell office:value-type="float" office:value="0.665334" calcext:value-type="float">
            <text:p>0.665334</text:p>
          </table:table-cell>
          <table:table-cell/>
          <table:table-cell office:value-type="float" office:value="0.655335" calcext:value-type="float">
            <text:p>0.655335</text:p>
          </table:table-cell>
          <table:table-cell table:formula="of:=[.I33]/[.$G33]-1" office:value-type="float" office:value="-0.015028542055569" calcext:value-type="float">
            <text:p>-0.01503</text:p>
          </table:table-cell>
          <table:table-cell/>
          <table:table-cell office:value-type="float" office:value="0.660112" calcext:value-type="float">
            <text:p>0.660112</text:p>
          </table:table-cell>
          <table:table-cell table:formula="of:=[.L33]/[.$G33]-1" office:value-type="float" office:value="-0.0078486895303711" calcext:value-type="float">
            <text:p>-0.00785</text:p>
          </table:table-cell>
          <table:table-cell/>
          <table:table-cell office:value-type="float" office:value="0.66164" calcext:value-type="float">
            <text:p>0.66164</text:p>
          </table:table-cell>
          <table:table-cell table:formula="of:=[.O33]/[.$G33]-1" office:value-type="float" office:value="-0.00555209864519168" calcext:value-type="float">
            <text:p>-0.00555</text:p>
          </table:table-cell>
        </table:table-row>
        <table:table-row table:style-name="ro1">
          <table:table-cell table:number-columns-repeated="3"/>
          <table:table-cell table:formula="of:=[.D33]+10" office:value-type="float" office:value="90" calcext:value-type="float">
            <text:p>90</text:p>
          </table:table-cell>
          <table:table-cell/>
          <table:table-cell office:value-type="float" office:value="5.3437" calcext:value-type="float">
            <text:p>5.3437</text:p>
          </table:table-cell>
          <table:table-cell office:value-type="float" office:value="0.665648" calcext:value-type="float">
            <text:p>0.665648</text:p>
          </table:table-cell>
          <table:table-cell/>
          <table:table-cell office:value-type="float" office:value="0.657652" calcext:value-type="float">
            <text:p>0.657652</text:p>
          </table:table-cell>
          <table:table-cell table:formula="of:=[.I34]/[.$G34]-1" office:value-type="float" office:value="-0.012012354878254" calcext:value-type="float">
            <text:p>-0.01201</text:p>
          </table:table-cell>
          <table:table-cell/>
          <table:table-cell office:value-type="float" office:value="0.661297" calcext:value-type="float">
            <text:p>0.661297</text:p>
          </table:table-cell>
          <table:table-cell table:formula="of:=[.L34]/[.$G34]-1" office:value-type="float" office:value="-0.00653648775328697" calcext:value-type="float">
            <text:p>-0.00654</text:p>
          </table:table-cell>
          <table:table-cell/>
          <table:table-cell office:value-type="float" office:value="0.662329" calcext:value-type="float">
            <text:p>0.662329</text:p>
          </table:table-cell>
          <table:table-cell table:formula="of:=[.O34]/[.$G34]-1" office:value-type="float" office:value="-0.0049861187895105" calcext:value-type="float">
            <text:p>-0.00499</text:p>
          </table:table-cell>
        </table:table-row>
        <table:table-row table:style-name="ro1">
          <table:table-cell table:number-columns-repeated="3"/>
          <table:table-cell table:formula="of:=[.D34]+10" office:value-type="float" office:value="100" calcext:value-type="float">
            <text:p>100</text:p>
          </table:table-cell>
          <table:table-cell/>
          <table:table-cell office:value-type="float" office:value="5.93744" calcext:value-type="float">
            <text:p>5.93744</text:p>
          </table:table-cell>
          <table:table-cell office:value-type="float" office:value="0.665776" calcext:value-type="float">
            <text:p>0.665776</text:p>
          </table:table-cell>
          <table:table-cell/>
          <table:table-cell office:value-type="float" office:value="0.659186" calcext:value-type="float">
            <text:p>0.659186</text:p>
          </table:table-cell>
          <table:table-cell table:formula="of:=[.I35]/[.$G35]-1" office:value-type="float" office:value="-0.00989822402730045" calcext:value-type="float">
            <text:p>-0.00990</text:p>
          </table:table-cell>
          <table:table-cell/>
          <table:table-cell office:value-type="float" office:value="0.661982" calcext:value-type="float">
            <text:p>0.661982</text:p>
          </table:table-cell>
          <table:table-cell table:formula="of:=[.L35]/[.$G35]-1" office:value-type="float" office:value="-0.00569861334743227" calcext:value-type="float">
            <text:p>-0.00570</text:p>
          </table:table-cell>
          <table:table-cell/>
          <table:table-cell office:value-type="float" office:value="0.662681" calcext:value-type="float">
            <text:p>0.662681</text:p>
          </table:table-cell>
          <table:table-cell table:formula="of:=[.O35]/[.$G35]-1" office:value-type="float" office:value="-0.0046487106774652" calcext:value-type="float">
            <text:p>-0.004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11">
      <number:number number:decimal-places="15" number:min-decimal-places="15" number:min-integer-digits="1"/>
    </number:number-style>
    <number:number-style style:name="N112">
      <number:number number:decimal-places="16" number:min-decimal-places="16" number:min-integer-digits="1"/>
    </number:number-style>
    <number:number-style style:name="N113">
      <number:number number:decimal-places="17" number:min-decimal-places="17"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の終点_20_1" draw:display-name="線の終点 1" svg:viewBox="0 0 200 200" svg:d="M200 100c0 18-5 35-13 50-9 15-22 28-37 37-15 8-32 13-50 13s-35-5-50-13c-15-9-28-22-37-37-8-15-13-32-13-50s5-35 13-50c9-15 22-28 37-37 15-8 32-13 50-13s35 5 50 13c15 9 28 22 37 37 8 15 13 32 13 50z"/>
    <draw:marker draw:name="線の終点_20_2" draw:display-name="線の終点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00/00/00</text:date>, <text:time style:data-style-name="N2" text:time-value="16:55:51.60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2T17:35:53.827000000</dc:date>
    <meta:editing-duration>PT2H34M17S</meta:editing-duration>
    <meta:editing-cycles>40</meta:editing-cycles>
    <meta:generator>LibreOffice/7.1.3.2$Windows_X86_64 LibreOffice_project/47f78053abe362b9384784d31a6e56f8511eb1c1</meta:generator>
    <meta:document-statistic meta:table-count="1" meta:cell-count="27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bf00" draw:fill-color="#ffb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1cm" svg:height="12.921cm" xlink:href=".." xlink:type="simple" chart:class="chart:scatter" chart:column-mapping="0 2 3 4 1" chart:style-name="ch1">
        <chart:legend chart:legend-position="end" svg:x="13.841cm" svg:y="5.414cm" style:legend-expansion="high" chart:style-name="ch2"/>
        <chart:plot-area chart:style-name="ch3" table:cell-range-address="paraFlow.F8:paraFlow.G35 paraFlow.I5:paraFlow.I5 paraFlow.I8:paraFlow.I35 paraFlow.L5:paraFlow.L5 paraFlow.L8:paraFlow.L35 paraFlow.O5:paraFlow.O5 paraFlow.O8:paraFlow.O35 paraFlow.G5:paraFlow.G5" chart:data-source-has-labels="row" svg:x="1.369cm" svg:y="0.258cm" svg:width="12.114cm" svg:height="11.424cm">
          <chart:coordinate-region svg:x="2.096cm" svg:y="0.457cm" svg:width="11.293cm" svg:height="10.578cm"/>
          <chart:axis chart:dimension="x" chart:name="primary-x" chart:style-name="ch4">
            <chart:title svg:x="6.549cm" svg:y="11.94cm" chart:style-name="ch5">
              <text:p>NTU [nond]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7.456cm" chart:style-name="ch9">
              <text:p>effectiveness [nond]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paraFlow.I8:paraFlow.I35" chart:label-cell-address="paraFlow.I5:paraFlow.I5" chart:class="chart:scatter">
            <chart:domain table:cell-range-address="paraFlow.F8:paraFlow.F35"/>
            <chart:data-point chart:repeated="28"/>
          </chart:series>
          <chart:series chart:style-name="ch11" chart:values-cell-range-address="paraFlow.L8:paraFlow.L35" chart:label-cell-address="paraFlow.L5:paraFlow.L5" chart:class="chart:scatter">
            <chart:data-point chart:repeated="28"/>
          </chart:series>
          <chart:series chart:style-name="ch12" chart:values-cell-range-address="paraFlow.O8:paraFlow.O35" chart:label-cell-address="paraFlow.O5:paraFlow.O5" chart:class="chart:scatter">
            <chart:data-point chart:repeated="28"/>
          </chart:series>
          <chart:series chart:style-name="ch13" chart:values-cell-range-address="paraFlow.G8:paraFlow.G35" chart:label-cell-address="paraFlow.G5:paraFlow.G5" chart:class="chart:scatte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effHx, discrete 5</text:p>
                <draw:g>
                  <svg:desc>paraFlow.I5:paraFlow.I5</svg:desc>
                </draw:g>
              </table:table-cell>
              <table:table-cell office:value-type="string">
                <text:p>effHx, discrete 10</text:p>
                <draw:g>
                  <svg:desc>paraFlow.L5:paraFlow.L5</svg:desc>
                </draw:g>
              </table:table-cell>
              <table:table-cell office:value-type="string">
                <text:p>effHx, discrete 20</text:p>
                <draw:g>
                  <svg:desc>paraFlow.O5:paraFlow.O5</svg:desc>
                </draw:g>
              </table:table-cell>
              <table:table-cell office:value-type="string">
                <text:p>effHx_theoretical</text:p>
                <draw:g>
                  <svg:desc>paraFlow.G5:paraFlow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  <draw:g>
                  <svg:desc>paraFlow.F8:paraFlow.F35</svg:desc>
                </draw:g>
              </table:table-cell>
              <table:table-cell office:value-type="float" office:value="0.0563223">
                <text:p>0.0563223</text:p>
                <draw:g>
                  <svg:desc>paraFlow.I8:paraFlow.I35</svg:desc>
                </draw:g>
              </table:table-cell>
              <table:table-cell office:value-type="float" office:value="0.0565606">
                <text:p>0.0565606</text:p>
                <draw:g>
                  <svg:desc>paraFlow.L8:paraFlow.L35</svg:desc>
                </draw:g>
              </table:table-cell>
              <table:table-cell office:value-type="float" office:value="0.0566808">
                <text:p>0.0566808</text:p>
                <draw:g>
                  <svg:desc>paraFlow.O8:paraFlow.O35</svg:desc>
                </draw:g>
              </table:table-cell>
              <table:table-cell office:value-type="float" office:value="0.0568042">
                <text:p>0.0568042</text:p>
                <draw:g>
                  <svg:desc>paraFlow.G8:paraFlow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0.107014">
                <text:p>0.107014</text:p>
              </table:table-cell>
              <table:table-cell office:value-type="float" office:value="0.107873">
                <text:p>0.107873</text:p>
              </table:table-cell>
              <table:table-cell office:value-type="float" office:value="0.108309">
                <text:p>0.108309</text:p>
              </table:table-cell>
              <table:table-cell office:value-type="float" office:value="0.108763">
                <text:p>0.108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0.152718">
                <text:p>0.152718</text:p>
              </table:table-cell>
              <table:table-cell office:value-type="float" office:value="0.15446">
                <text:p>0.15446</text:p>
              </table:table-cell>
              <table:table-cell office:value-type="float" office:value="0.155351">
                <text:p>0.155351</text:p>
              </table:table-cell>
              <table:table-cell office:value-type="float" office:value="0.156288">
                <text:p>0.156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0.193995">
                <text:p>0.193995</text:p>
              </table:table-cell>
              <table:table-cell office:value-type="float" office:value="0.19679">
                <text:p>0.19679</text:p>
              </table:table-cell>
              <table:table-cell office:value-type="float" office:value="0.19823">
                <text:p>0.19823</text:p>
              </table:table-cell>
              <table:table-cell office:value-type="float" office:value="0.19976">
                <text:p>0.19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0.231335">
                <text:p>0.231335</text:p>
              </table:table-cell>
              <table:table-cell office:value-type="float" office:value="0.235283">
                <text:p>0.235283</text:p>
              </table:table-cell>
              <table:table-cell office:value-type="float" office:value="0.237329">
                <text:p>0.237329</text:p>
              </table:table-cell>
              <table:table-cell office:value-type="float" office:value="0.239523">
                <text:p>0.239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0.265169">
                <text:p>0.265169</text:p>
              </table:table-cell>
              <table:table-cell office:value-type="float" office:value="0.270314">
                <text:p>0.270314</text:p>
              </table:table-cell>
              <table:table-cell office:value-type="float" office:value="0.272993">
                <text:p>0.272993</text:p>
              </table:table-cell>
              <table:table-cell office:value-type="float" office:value="0.275894">
                <text:p>0.275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0.295873">
                <text:p>0.295873</text:p>
              </table:table-cell>
              <table:table-cell office:value-type="float" office:value="0.302217">
                <text:p>0.302217</text:p>
              </table:table-cell>
              <table:table-cell office:value-type="float" office:value="0.305536">
                <text:p>0.305536</text:p>
              </table:table-cell>
              <table:table-cell office:value-type="float" office:value="0.309162">
                <text:p>0.309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0.32378">
                <text:p>0.32378</text:p>
              </table:table-cell>
              <table:table-cell office:value-type="float" office:value="0.331296">
                <text:p>0.331296</text:p>
              </table:table-cell>
              <table:table-cell office:value-type="float" office:value="0.335243">
                <text:p>0.335243</text:p>
              </table:table-cell>
              <table:table-cell office:value-type="float" office:value="0.339592">
                <text:p>0.339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0.349181">
                <text:p>0.349181</text:p>
              </table:table-cell>
              <table:table-cell office:value-type="float" office:value="0.357819">
                <text:p>0.357819</text:p>
              </table:table-cell>
              <table:table-cell office:value-type="float" office:value="0.362371">
                <text:p>0.362371</text:p>
              </table:table-cell>
              <table:table-cell office:value-type="float" office:value="0.367426">
                <text:p>0.367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0.372335">
                <text:p>0.372335</text:p>
              </table:table-cell>
              <table:table-cell office:value-type="float" office:value="0.38203">
                <text:p>0.38203</text:p>
              </table:table-cell>
              <table:table-cell office:value-type="float" office:value="0.387153">
                <text:p>0.387153</text:p>
              </table:table-cell>
              <table:table-cell office:value-type="float" office:value="0.392885">
                <text:p>0.392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0.41279">
                <text:p>0.41279</text:p>
              </table:table-cell>
              <table:table-cell office:value-type="float" office:value="0.424364">
                <text:p>0.424364</text:p>
              </table:table-cell>
              <table:table-cell office:value-type="float" office:value="0.430505">
                <text:p>0.430505</text:p>
              </table:table-cell>
              <table:table-cell office:value-type="float" office:value="0.437474">
                <text:p>0.437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0.446677">
                <text:p>0.446677</text:p>
              </table:table-cell>
              <table:table-cell office:value-type="float" office:value="0.459791">
                <text:p>0.459791</text:p>
              </table:table-cell>
              <table:table-cell office:value-type="float" office:value="0.466764">
                <text:p>0.466764</text:p>
              </table:table-cell>
              <table:table-cell office:value-type="float" office:value="0.474779">
                <text:p>0.4747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0.475205">
                <text:p>0.475205</text:p>
              </table:table-cell>
              <table:table-cell office:value-type="float" office:value="0.489522">
                <text:p>0.489522</text:p>
              </table:table-cell>
              <table:table-cell office:value-type="float" office:value="0.497135">
                <text:p>0.497135</text:p>
              </table:table-cell>
              <table:table-cell office:value-type="float" office:value="0.505991">
                <text:p>0.505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0.499338">
                <text:p>0.499338</text:p>
              </table:table-cell>
              <table:table-cell office:value-type="float" office:value="0.51454">
                <text:p>0.51454</text:p>
              </table:table-cell>
              <table:table-cell office:value-type="float" office:value="0.522611">
                <text:p>0.522611</text:p>
              </table:table-cell>
              <table:table-cell office:value-type="float" office:value="0.532105">
                <text:p>0.532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0.519845">
                <text:p>0.519845</text:p>
              </table:table-cell>
              <table:table-cell office:value-type="float" office:value="0.535648">
                <text:p>0.535648</text:p>
              </table:table-cell>
              <table:table-cell office:value-type="float" office:value="0.544013">
                <text:p>0.544013</text:p>
              </table:table-cell>
              <table:table-cell office:value-type="float" office:value="0.553954">
                <text:p>0.553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0.559034">
                <text:p>0.559034</text:p>
              </table:table-cell>
              <table:table-cell office:value-type="float" office:value="0.575342">
                <text:p>0.575342</text:p>
              </table:table-cell>
              <table:table-cell office:value-type="float" office:value="0.583854">
                <text:p>0.583854</text:p>
              </table:table-cell>
              <table:table-cell office:value-type="float" office:value="0.59421">
                <text:p>0.59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0.586035">
                <text:p>0.586035</text:p>
              </table:table-cell>
              <table:table-cell office:value-type="float" office:value="0.601855">
                <text:p>0.601855</text:p>
              </table:table-cell>
              <table:table-cell office:value-type="float" office:value="0.609934">
                <text:p>0.609934</text:p>
              </table:table-cell>
              <table:table-cell office:value-type="float" office:value="0.619986">
                <text:p>0.619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0.605049">
                <text:p>0.605049</text:p>
              </table:table-cell>
              <table:table-cell office:value-type="float" office:value="0.619819">
                <text:p>0.619819</text:p>
              </table:table-cell>
              <table:table-cell office:value-type="float" office:value="0.627149">
                <text:p>0.627149</text:p>
              </table:table-cell>
              <table:table-cell office:value-type="float" office:value="0.63649">
                <text:p>0.63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0.618701">
                <text:p>0.618701</text:p>
              </table:table-cell>
              <table:table-cell office:value-type="float" office:value="0.632154">
                <text:p>0.632154</text:p>
              </table:table-cell>
              <table:table-cell office:value-type="float" office:value="0.638605">
                <text:p>0.638605</text:p>
              </table:table-cell>
              <table:table-cell office:value-type="float" office:value="0.647057">
                <text:p>0.647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0.628674">
                <text:p>0.628674</text:p>
              </table:table-cell>
              <table:table-cell office:value-type="float" office:value="0.64073">
                <text:p>0.64073</text:p>
              </table:table-cell>
              <table:table-cell office:value-type="float" office:value="0.646288">
                <text:p>0.646288</text:p>
              </table:table-cell>
              <table:table-cell office:value-type="float" office:value="0.653822">
                <text:p>0.653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0.636076">
                <text:p>0.636076</text:p>
              </table:table-cell>
              <table:table-cell office:value-type="float" office:value="0.646762">
                <text:p>0.646762</text:p>
              </table:table-cell>
              <table:table-cell office:value-type="float" office:value="0.651478">
                <text:p>0.651478</text:p>
              </table:table-cell>
              <table:table-cell office:value-type="float" office:value="0.658155">
                <text:p>0.658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0.641646">
                <text:p>0.641646</text:p>
              </table:table-cell>
              <table:table-cell office:value-type="float" office:value="0.651051">
                <text:p>0.651051</text:p>
              </table:table-cell>
              <table:table-cell office:value-type="float" office:value="0.655011">
                <text:p>0.655011</text:p>
              </table:table-cell>
              <table:table-cell office:value-type="float" office:value="0.660928">
                <text:p>0.660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0.645893">
                <text:p>0.645893</text:p>
              </table:table-cell>
              <table:table-cell office:value-type="float" office:value="0.654133">
                <text:p>0.654133</text:p>
              </table:table-cell>
              <table:table-cell office:value-type="float" office:value="0.657431">
                <text:p>0.657431</text:p>
              </table:table-cell>
              <table:table-cell office:value-type="float" office:value="0.662704">
                <text:p>0.6627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0.64917">
                <text:p>0.64917</text:p>
              </table:table-cell>
              <table:table-cell office:value-type="float" office:value="0.656368">
                <text:p>0.656368</text:p>
              </table:table-cell>
              <table:table-cell office:value-type="float" office:value="0.659101">
                <text:p>0.659101</text:p>
              </table:table-cell>
              <table:table-cell office:value-type="float" office:value="0.663841">
                <text:p>0.6638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0.651724">
                <text:p>0.651724</text:p>
              </table:table-cell>
              <table:table-cell office:value-type="float" office:value="0.658005">
                <text:p>0.658005</text:p>
              </table:table-cell>
              <table:table-cell office:value-type="float" office:value="0.660261">
                <text:p>0.660261</text:p>
              </table:table-cell>
              <table:table-cell office:value-type="float" office:value="0.66457">
                <text:p>0.66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0.655335">
                <text:p>0.655335</text:p>
              </table:table-cell>
              <table:table-cell office:value-type="float" office:value="0.660112">
                <text:p>0.660112</text:p>
              </table:table-cell>
              <table:table-cell office:value-type="float" office:value="0.66164">
                <text:p>0.66164</text:p>
              </table:table-cell>
              <table:table-cell office:value-type="float" office:value="0.665334">
                <text:p>0.665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0.657652">
                <text:p>0.657652</text:p>
              </table:table-cell>
              <table:table-cell office:value-type="float" office:value="0.661297">
                <text:p>0.661297</text:p>
              </table:table-cell>
              <table:table-cell office:value-type="float" office:value="0.662329">
                <text:p>0.662329</text:p>
              </table:table-cell>
              <table:table-cell office:value-type="float" office:value="0.665648">
                <text:p>0.665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0.659186">
                <text:p>0.659186</text:p>
              </table:table-cell>
              <table:table-cell office:value-type="float" office:value="0.661982">
                <text:p>0.661982</text:p>
              </table:table-cell>
              <table:table-cell office:value-type="float" office:value="0.662681">
                <text:p>0.662681</text:p>
              </table:table-cell>
              <table:table-cell office:value-type="float" office:value="0.665776">
                <text:p>0.665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bf00" draw:fill-color="#ffb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83cm" svg:height="12.921cm" xlink:href=".." xlink:type="simple" chart:class="chart:scatter" chart:style-name="ch1">
        <chart:legend chart:legend-position="end" svg:x="12.729cm" svg:y="5.663cm" style:legend-expansion="high" chart:style-name="ch2"/>
        <chart:plot-area chart:style-name="ch3" table:cell-range-address="paraFlow.F8:paraFlow.F35 paraFlow.J5:paraFlow.J5 paraFlow.J8:paraFlow.J35 paraFlow.M5:paraFlow.M5 paraFlow.M8:paraFlow.M35 paraFlow.P5:paraFlow.P5 paraFlow.P8:paraFlow.P35" chart:data-source-has-labels="row" svg:x="1.368cm" svg:y="0.258cm" svg:width="11.004cm" svg:height="11.424cm">
          <chart:coordinate-region svg:x="2.942cm" svg:y="0.457cm" svg:width="9.336cm" svg:height="10.578cm"/>
          <chart:axis chart:dimension="x" chart:name="primary-x" chart:style-name="ch4">
            <chart:title svg:x="5.993cm" svg:y="11.94cm" chart:style-name="ch5">
              <text:p>NTU [nond]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7.43cm" chart:style-name="ch9">
              <text:p>relative error [nond]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paraFlow.J8:paraFlow.J35" chart:label-cell-address="paraFlow.J5:paraFlow.J5" chart:class="chart:scatter">
            <chart:domain table:cell-range-address="paraFlow.F8:paraFlow.F35"/>
            <chart:data-point chart:repeated="28"/>
          </chart:series>
          <chart:series chart:style-name="ch11" chart:values-cell-range-address="paraFlow.M8:paraFlow.M35" chart:label-cell-address="paraFlow.M5:paraFlow.M5" chart:class="chart:scatter">
            <chart:data-point chart:repeated="28"/>
          </chart:series>
          <chart:series chart:style-name="ch12" chart:values-cell-range-address="paraFlow.P8:paraFlow.P35" chart:label-cell-address="paraFlow.P5:paraFlow.P5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relErr, effHX, discrete 5</text:p>
                <draw:g>
                  <svg:desc>paraFlow.J5:paraFlow.J5</svg:desc>
                </draw:g>
              </table:table-cell>
              <table:table-cell office:value-type="string">
                <text:p>relErr, effHX, discrete 10</text:p>
                <draw:g>
                  <svg:desc>paraFlow.M5:paraFlow.M5</svg:desc>
                </draw:g>
              </table:table-cell>
              <table:table-cell office:value-type="string">
                <text:p>relErr, effHX, discrete 20</text:p>
                <draw:g>
                  <svg:desc>paraFlow.P5:paraFlow.P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  <draw:g>
                  <svg:desc>paraFlow.F8:paraFlow.F35</svg:desc>
                </draw:g>
              </table:table-cell>
              <table:table-cell office:value-type="float" office:value="-0.0084835276264783">
                <text:p>-0.0084835276264783</text:p>
                <draw:g>
                  <svg:desc>paraFlow.J8:paraFlow.J35</svg:desc>
                </draw:g>
              </table:table-cell>
              <table:table-cell office:value-type="float" office:value="-0.00428841529323532">
                <text:p>-0.00428841529323532</text:p>
                <draw:g>
                  <svg:desc>paraFlow.M8:paraFlow.M35</svg:desc>
                </draw:g>
              </table:table-cell>
              <table:table-cell office:value-type="float" office:value="-0.00217237457793606">
                <text:p>-0.00217237457793606</text:p>
                <draw:g>
                  <svg:desc>paraFlow.P8:paraFlow.P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-0.01608083631382">
                <text:p>-0.01608083631382</text:p>
              </table:table-cell>
              <table:table-cell office:value-type="float" office:value="-0.0081829298566608">
                <text:p>-0.0081829298566608</text:p>
              </table:table-cell>
              <table:table-cell office:value-type="float" office:value="-0.00417421365721793">
                <text:p>-0.00417421365721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-0.0228424447174448">
                <text:p>-0.0228424447174448</text:p>
              </table:table-cell>
              <table:table-cell office:value-type="float" office:value="-0.0116963554463556">
                <text:p>-0.0116963554463556</text:p>
              </table:table-cell>
              <table:table-cell office:value-type="float" office:value="-0.00599534193284201">
                <text:p>-0.00599534193284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-0.0288596315578694">
                <text:p>-0.0288596315578694</text:p>
              </table:table-cell>
              <table:table-cell office:value-type="float" office:value="-0.0148678414096917">
                <text:p>-0.0148678414096917</text:p>
              </table:table-cell>
              <table:table-cell office:value-type="float" office:value="-0.00765919102923507">
                <text:p>-0.00765919102923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-0.0341846085762119">
                <text:p>-0.0341846085762119</text:p>
              </table:table-cell>
              <table:table-cell office:value-type="float" office:value="-0.0177018490917366">
                <text:p>-0.0177018490917366</text:p>
              </table:table-cell>
              <table:table-cell office:value-type="float" office:value="-0.009159871912092">
                <text:p>-0.009159871912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-0.0388736253778624">
                <text:p>-0.0388736253778624</text:p>
              </table:table-cell>
              <table:table-cell office:value-type="float" office:value="-0.0202251589378528">
                <text:p>-0.0202251589378528</text:p>
              </table:table-cell>
              <table:table-cell office:value-type="float" office:value="-0.0105149078994106">
                <text:p>-0.0105149078994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-0.0429839372238503">
                <text:p>-0.0429839372238503</text:p>
              </table:table-cell>
              <table:table-cell office:value-type="float" office:value="-0.022463950938343">
                <text:p>-0.022463950938343</text:p>
              </table:table-cell>
              <table:table-cell office:value-type="float" office:value="-0.0117284789204366">
                <text:p>-0.0117284789204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-0.0465617564606939">
                <text:p>-0.0465617564606939</text:p>
              </table:table-cell>
              <table:table-cell office:value-type="float" office:value="-0.0244293151782139">
                <text:p>-0.0244293151782139</text:p>
              </table:table-cell>
              <table:table-cell office:value-type="float" office:value="-0.0128065443237767">
                <text:p>-0.0128065443237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-0.0496562573143979">
                <text:p>-0.0496562573143979</text:p>
              </table:table-cell>
              <table:table-cell office:value-type="float" office:value="-0.0261467615247696">
                <text:p>-0.0261467615247696</text:p>
              </table:table-cell>
              <table:table-cell office:value-type="float" office:value="-0.0137578723334766">
                <text:p>-0.0137578723334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-0.0523053819820048">
                <text:p>-0.0523053819820048</text:p>
              </table:table-cell>
              <table:table-cell office:value-type="float" office:value="-0.0276289499471856">
                <text:p>-0.0276289499471856</text:p>
              </table:table-cell>
              <table:table-cell office:value-type="float" office:value="-0.0145895109255888">
                <text:p>-0.0145895109255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-0.056423924621806">
                <text:p>-0.056423924621806</text:p>
              </table:table-cell>
              <table:table-cell office:value-type="float" office:value="-0.0299674952111438">
                <text:p>-0.0299674952111438</text:p>
              </table:table-cell>
              <table:table-cell office:value-type="float" office:value="-0.015930089559608">
                <text:p>-0.0159300895596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-0.0591896440238512">
                <text:p>-0.0591896440238512</text:p>
              </table:table-cell>
              <table:table-cell office:value-type="float" office:value="-0.0315683718108847">
                <text:p>-0.0315683718108847</text:p>
              </table:table-cell>
              <table:table-cell office:value-type="float" office:value="-0.0168815385684707">
                <text:p>-0.0168815385684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-0.0608429794205826">
                <text:p>-0.0608429794205826</text:p>
              </table:table-cell>
              <table:table-cell office:value-type="float" office:value="-0.0325480097472088">
                <text:p>-0.0325480097472088</text:p>
              </table:table-cell>
              <table:table-cell office:value-type="float" office:value="-0.0175022875900954">
                <text:p>-0.0175022875900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-0.0615799513253964">
                <text:p>-0.0615799513253964</text:p>
              </table:table-cell>
              <table:table-cell office:value-type="float" office:value="-0.0330104020822959">
                <text:p>-0.0330104020822959</text:p>
              </table:table-cell>
              <table:table-cell office:value-type="float" office:value="-0.0178423431465594">
                <text:p>-0.0178423431465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-0.0615737046758394">
                <text:p>-0.0615737046758394</text:p>
              </table:table-cell>
              <table:table-cell office:value-type="float" office:value="-0.033046065196749">
                <text:p>-0.033046065196749</text:p>
              </table:table-cell>
              <table:table-cell office:value-type="float" office:value="-0.0179455333836384">
                <text:p>-0.01794553338363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-0.0591979266589253">
                <text:p>-0.0591979266589253</text:p>
              </table:table-cell>
              <table:table-cell office:value-type="float" office:value="-0.031753083926558">
                <text:p>-0.031753083926558</text:p>
              </table:table-cell>
              <table:table-cell office:value-type="float" office:value="-0.0174281819558743">
                <text:p>-0.0174281819558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-0.0547609139561217">
                <text:p>-0.0547609139561217</text:p>
              </table:table-cell>
              <table:table-cell office:value-type="float" office:value="-0.0292442087401974">
                <text:p>-0.0292442087401974</text:p>
              </table:table-cell>
              <table:table-cell office:value-type="float" office:value="-0.0162132693318883">
                <text:p>-0.01621326933188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-0.0493974767867524">
                <text:p>-0.0493974767867524</text:p>
              </table:table-cell>
              <table:table-cell office:value-type="float" office:value="-0.0261920847146067">
                <text:p>-0.0261920847146067</text:p>
              </table:table-cell>
              <table:table-cell office:value-type="float" office:value="-0.0146758000911248">
                <text:p>-0.0146758000911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-0.0438230325921828">
                <text:p>-0.0438230325921828</text:p>
              </table:table-cell>
              <table:table-cell office:value-type="float" office:value="-0.0230319739991994">
                <text:p>-0.0230319739991994</text:p>
              </table:table-cell>
              <table:table-cell office:value-type="float" office:value="-0.0130622186298889">
                <text:p>-0.013062218629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-0.0384630679298036">
                <text:p>-0.0384630679298036</text:p>
              </table:table-cell>
              <table:table-cell office:value-type="float" office:value="-0.0200237985262044">
                <text:p>-0.0200237985262044</text:p>
              </table:table-cell>
              <table:table-cell office:value-type="float" office:value="-0.0115230139089845">
                <text:p>-0.0115230139089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-0.0335468088824062">
                <text:p>-0.0335468088824062</text:p>
              </table:table-cell>
              <table:table-cell office:value-type="float" office:value="-0.0173105119614682">
                <text:p>-0.0173105119614682</text:p>
              </table:table-cell>
              <table:table-cell office:value-type="float" office:value="-0.0101450266274662">
                <text:p>-0.0101450266274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-0.0291741309189502">
                <text:p>-0.0291741309189502</text:p>
              </table:table-cell>
              <table:table-cell office:value-type="float" office:value="-0.0149441391498014">
                <text:p>-0.0149441391498014</text:p>
              </table:table-cell>
              <table:table-cell office:value-type="float" office:value="-0.00895256366805453">
                <text:p>-0.008952563668054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-0.0253672831309301">
                <text:p>-0.0253672831309301</text:p>
              </table:table-cell>
              <table:table-cell office:value-type="float" office:value="-0.0129333759868659">
                <text:p>-0.0129333759868659</text:p>
              </table:table-cell>
              <table:table-cell office:value-type="float" office:value="-0.00795679519061299">
                <text:p>-0.00795679519061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-0.0221001715772301">
                <text:p>-0.0221001715772301</text:p>
              </table:table-cell>
              <table:table-cell office:value-type="float" office:value="-0.0112572137002687">
                <text:p>-0.0112572137002687</text:p>
              </table:table-cell>
              <table:table-cell office:value-type="float" office:value="-0.00714026400900214">
                <text:p>-0.007140264009002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-0.0193297921964579">
                <text:p>-0.0193297921964579</text:p>
              </table:table-cell>
              <table:table-cell office:value-type="float" office:value="-0.0098785680966641">
                <text:p>-0.0098785680966641</text:p>
              </table:table-cell>
              <table:table-cell office:value-type="float" office:value="-0.00648389183983633">
                <text:p>-0.006483891839836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-0.015028542055569">
                <text:p>-0.015028542055569</text:p>
              </table:table-cell>
              <table:table-cell office:value-type="float" office:value="-0.0078486895303711">
                <text:p>-0.0078486895303711</text:p>
              </table:table-cell>
              <table:table-cell office:value-type="float" office:value="-0.00555209864519168">
                <text:p>-0.005552098645191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-0.012012354878254">
                <text:p>-0.012012354878254</text:p>
              </table:table-cell>
              <table:table-cell office:value-type="float" office:value="-0.00653648775328697">
                <text:p>-0.00653648775328697</text:p>
              </table:table-cell>
              <table:table-cell office:value-type="float" office:value="-0.0049861187895105">
                <text:p>-0.0049861187895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-0.00989822402730045">
                <text:p>-0.00989822402730045</text:p>
              </table:table-cell>
              <table:table-cell office:value-type="float" office:value="-0.00569861334743227">
                <text:p>-0.00569861334743227</text:p>
              </table:table-cell>
              <table:table-cell office:value-type="float" office:value="-0.0046487106774652">
                <text:p>-0.00464871067746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